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style="urn:oasis:names:tc:opendocument:xmlns:style:1.0" xmlns:xlink="http://www.w3.org/1999/xlink" xmlns:config="urn:oasis:names:tc:opendocument:xmlns:config:1.0" xmlns:fo="urn:oasis:names:tc:opendocument:xmlns:xsl-fo-compatible:1.0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Número de expediente</text:p>
          </table:table-cell>
          <table:table-cell office:value-type="string">
            <text:p>Data rexistro</text:p>
          </table:table-cell>
          <table:table-cell office:value-type="string">
            <text:p>hora de presentación</text:p>
          </table:table-cell>
          <table:table-cell office:value-type="string">
            <text:p>Estado do expediente</text:p>
          </table:table-cell>
          <table:table-cell office:value-type="string">
            <text:p>Nome e apelidos solicitante</text:p>
          </table:table-cell>
          <table:table-cell office:value-type="string">
            <text:p>NIF</text:p>
          </table:table-cell>
          <table:table-cell office:value-type="string">
            <text:p>Enderezo</text:p>
          </table:table-cell>
          <table:table-cell office:value-type="string">
            <text:p>CP</text:p>
          </table:table-cell>
          <table:table-cell office:value-type="string">
            <text:p>Parroquia</text:p>
          </table:table-cell>
          <table:table-cell office:value-type="string">
            <text:p>Lugar</text:p>
          </table:table-cell>
          <table:table-cell office:value-type="string">
            <text:p>Provincia</text:p>
          </table:table-cell>
          <table:table-cell office:value-type="string">
            <text:p>Concello</text:p>
          </table:table-cell>
          <table:table-cell office:value-type="string">
            <text:p>Localidade</text:p>
          </table:table-cell>
          <table:table-cell office:value-type="string">
            <text:p>Nome e apelidos representante</text:p>
          </table:table-cell>
          <table:table-cell office:value-type="string">
            <text:p>NIF representante</text:p>
          </table:table-cell>
          <table:table-cell office:value-type="string">
            <text:p>Teléfono móbil de notificación</text:p>
          </table:table-cell>
          <table:table-cell office:value-type="string">
            <text:p>Correo electrónico de notificación</text:p>
          </table:table-cell>
          <table:table-cell office:value-type="string">
            <text:p>rbYields1</text:p>
          </table:table-cell>
          <table:table-cell office:value-type="string">
            <text:p>rbYields2</text:p>
          </table:table-cell>
        </table:table-row>
        <table:table-row>
          <table:table-cell office:value-type="string">
            <text:p>TR890A-2022-00000001-00</text:p>
          </table:table-cell>
          <table:table-cell office:value-type="string">
            <text:p>26/12/2022</text:p>
          </table:table-cell>
          <table:table-cell office:value-type="string">
            <text:p>14:01:01</text:p>
          </table:table-cell>
          <table:table-cell office:value-type="string">
            <text:p>00 - Revisión Automática</text:p>
          </table:table-cell>
          <table:table-cell office:value-type="string">
            <text:p>apel2 apel2 proba1</text:p>
          </table:table-cell>
          <table:table-cell office:value-type="string">
            <text:p>11338334R</text:p>
          </table:table-cell>
          <table:table-cell office:value-type="string">
            <text:p>ALDEA nomeVia Nº 1 Bloque: 2 Andar: 3 Porta: 4</text:p>
          </table:table-cell>
          <table:table-cell office:value-type="string">
            <text:p>15701</text:p>
          </table:table-cell>
          <table:table-cell office:value-type="string">
            <text:p>parroquia</text:p>
          </table:table-cell>
          <table:table-cell office:value-type="string">
            <text:p>lugar</text:p>
          </table:table-cell>
          <table:table-cell office:value-type="string">
            <text:p>Coruña, A</text:p>
          </table:table-cell>
          <table:table-cell office:value-type="string">
            <text:p>Santiago de Compostela</text:p>
          </table:table-cell>
          <table:table-cell office:value-type="string">
            <text:p>localidade</text:p>
          </table:table-cell>
          <table:table-cell table:formula="= SUBSTITUTE(&quot;Alberto&quot; &amp; CHAR(32) &amp; &quot;Gago&quot; &amp; CHAR(32) &amp; &quot;Miguez&quot;;&quot;null&quot;;&quot;&quot;)" office:value-type="string">
            <text:p>= SUSTITUIR("Alberto" &amp; CARACTER(32) &amp; "Gago" &amp; CARACTER(32) &amp; "Miguez";"null";"")</text:p>
          </table:table-cell>
          <table:table-cell office:value-type="string">
            <text:p>49403525P</text:p>
          </table:table-cell>
          <table:table-cell office:value-type="string">
            <text:p>666777888</text:p>
          </table:table-cell>
          <table:table-cell office:value-type="string">
            <text:p>correoNotif@correoNotif.com</text:p>
          </table:table-cell>
          <table:table-cell office:value-type="string">
            <text:p>sin seleccion</text:p>
          </table:table-cell>
          <table:table-cell office:value-type="string">
            <text:p>sin seleccion</text:p>
          </table:table-cell>
        </table:table-row>
        <table:table-row>
          <table:table-cell office:value-type="string">
            <text:p>TR890A-2022-00000002-00</text:p>
          </table:table-cell>
          <table:table-cell office:value-type="string">
            <text:p>26/12/2022</text:p>
          </table:table-cell>
          <table:table-cell office:value-type="string">
            <text:p>14:30:30</text:p>
          </table:table-cell>
          <table:table-cell office:value-type="string">
            <text:p>00 - Revisión Automática</text:p>
          </table:table-cell>
          <table:table-cell office:value-type="string">
            <text:p>apel1 apel2 proba2</text:p>
          </table:table-cell>
          <table:table-cell office:value-type="string">
            <text:p>11338334R</text:p>
          </table:table-cell>
          <table:table-cell office:value-type="string">
            <text:p>ALAM nomeVia Nº 1 Bloque: 2 Andar: 3 Porta: 4</text:p>
          </table:table-cell>
          <table:table-cell office:value-type="string">
            <text:p>15701</text:p>
          </table:table-cell>
          <table:table-cell office:value-type="string">
            <text:p>parroquia</text:p>
          </table:table-cell>
          <table:table-cell office:value-type="string">
            <text:p>lugar</text:p>
          </table:table-cell>
          <table:table-cell office:value-type="string">
            <text:p>Coruña, A</text:p>
          </table:table-cell>
          <table:table-cell office:value-type="string">
            <text:p>Santiago de Compostela</text:p>
          </table:table-cell>
          <table:table-cell office:value-type="string">
            <text:p>localidade</text:p>
          </table:table-cell>
          <table:table-cell table:formula="= SUBSTITUTE(&quot;Alberto&quot; &amp; CHAR(32) &amp; &quot;Gago&quot; &amp; CHAR(32) &amp; &quot;Miguez&quot;;&quot;null&quot;;&quot;&quot;)" office:value-type="string">
            <text:p>= SUSTITUIR("Alberto" &amp; CARACTER(32) &amp; "Gago" &amp; CARACTER(32) &amp; "Miguez";"null";"")</text:p>
          </table:table-cell>
          <table:table-cell office:value-type="string">
            <text:p>49403525P</text:p>
          </table:table-cell>
          <table:table-cell office:value-type="string">
            <text:p>666777888</text:p>
          </table:table-cell>
          <table:table-cell office:value-type="string">
            <text:p>correoNotif@correoNotif.com</text:p>
          </table:table-cell>
          <table:table-cell office:value-type="string">
            <text:p>sin seleccion</text:p>
          </table:table-cell>
          <table:table-cell office:value-type="string">
            <text:p>sin seleccion</text:p>
          </table:table-cell>
        </table:table-row>
        <table:table-row>
          <table:table-cell office:value-type="string">
            <text:p>TR890A-2022-00000003-00</text:p>
          </table:table-cell>
          <table:table-cell office:value-type="string">
            <text:p>22/12/2022</text:p>
          </table:table-cell>
          <table:table-cell office:value-type="string">
            <text:p>15:01:05</text:p>
          </table:table-cell>
          <table:table-cell office:value-type="string">
            <text:p>00 - Revisión Automática</text:p>
          </table:table-cell>
          <table:table-cell office:value-type="string">
            <text:p>PRIMEIRO 1 SEGUNDO 1 NOME/RAZÓN SOCIAL1<text:line-break/>AAA<text:line-break/>BBB</text:p>
          </table:table-cell>
          <table:table-cell office:value-type="string">
            <text:p>G42000109</text:p>
          </table:table-cell>
          <table:table-cell office:value-type="string">
            <text:p>ACCES via1 Nº n1 Bloque: a1 Andar: b1 Porta: c1</text:p>
          </table:table-cell>
          <table:table-cell office:value-type="string">
            <text:p>15801</text:p>
          </table:table-cell>
          <table:table-cell office:value-type="string">
            <text:p>PARROQUIA1</text:p>
          </table:table-cell>
          <table:table-cell office:value-type="string">
            <text:p>LUGAR1</text:p>
          </table:table-cell>
          <table:table-cell office:value-type="string">
            <text:p>Coruña, A</text:p>
          </table:table-cell>
          <table:table-cell office:value-type="string">
            <text:p>Abegondo</text:p>
          </table:table-cell>
          <table:table-cell office:value-type="string">
            <text:p>loc1</text:p>
          </table:table-cell>
          <table:table-cell table:formula="= SUBSTITUTE(&quot;Samuel&quot; &amp; CHAR(32) &amp; &quot;Souto&quot; &amp; CHAR(32) &amp; &quot;Arias&quot;;&quot;null&quot;;&quot;&quot;)" office:value-type="string">
            <text:p>= SUSTITUIR("Samuel" &amp; CARACTER(32) &amp; "Souto" &amp; CARACTER(32) &amp; "Arias";"null";"")</text:p>
          </table:table-cell>
          <table:table-cell office:value-type="string">
            <text:p>46911376R</text:p>
          </table:table-cell>
          <table:table-cell office:value-type="string">
            <text:p>601234567</text:p>
          </table:table-cell>
          <table:table-cell office:value-type="string">
            <text:p>a@a3.com</text:p>
          </table:table-cell>
          <table:table-cell office:value-type="string">
            <text:p>sin seleccion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TR890A-2022-00000004-00</text:p>
          </table:table-cell>
          <table:table-cell office:value-type="string">
            <text:p>23/12/2022</text:p>
          </table:table-cell>
          <table:table-cell office:value-type="string">
            <text:p>11:52:53</text:p>
          </table:table-cell>
          <table:table-cell office:value-type="string">
            <text:p>00 - Revisión Automática</text:p>
          </table:table-cell>
          <table:table-cell office:value-type="string">
            <text:p>PRIMEIRO 1 SEGUNDO 1 NOME/RAZÓN SOCIAL1 AAA BBB</text:p>
          </table:table-cell>
          <table:table-cell office:value-type="string">
            <text:p>28465069Q</text:p>
          </table:table-cell>
          <table:table-cell office:value-type="string">
            <text:p>ACCES via1 Nº n1 Bloque: a1 Andar: b1 Porta: c1</text:p>
          </table:table-cell>
          <table:table-cell office:value-type="string">
            <text:p>15801</text:p>
          </table:table-cell>
          <table:table-cell office:value-type="string">
            <text:p>PARROQUIA1</text:p>
          </table:table-cell>
          <table:table-cell office:value-type="string">
            <text:p>LUGAR1</text:p>
          </table:table-cell>
          <table:table-cell office:value-type="string">
            <text:p>Coruña, A</text:p>
          </table:table-cell>
          <table:table-cell office:value-type="string">
            <text:p>Abegondo</text:p>
          </table:table-cell>
          <table:table-cell office:value-type="string">
            <text:p>loc1</text:p>
          </table:table-cell>
          <table:table-cell table:formula="= SUBSTITUTE(&quot;Samuel&quot; &amp; CHAR(32) &amp; &quot;Souto&quot; &amp; CHAR(32) &amp; &quot;Arias&quot;;&quot;null&quot;;&quot;&quot;)" office:value-type="string">
            <text:p>= SUSTITUIR("Samuel" &amp; CARACTER(32) &amp; "Souto" &amp; CARACTER(32) &amp; "Arias";"null";"")</text:p>
          </table:table-cell>
          <table:table-cell office:value-type="string">
            <text:p>46911376R</text:p>
          </table:table-cell>
          <table:table-cell office:value-type="string">
            <text:p>601234567</text:p>
          </table:table-cell>
          <table:table-cell office:value-type="string">
            <text:p>a@a3.com</text:p>
          </table:table-cell>
          <table:table-cell office:value-type="string">
            <text:p>sin seleccion</text:p>
          </table:table-cell>
          <table:table-cell office:value-type="string">
            <text:p>sin seleccion</text:p>
          </table:table-cell>
        </table:table-row>
        <table:table-row>
          <table:table-cell office:value-type="string">
            <text:p>TR890A-2023-00000001-00</text:p>
          </table:table-cell>
          <table:table-cell office:value-type="string">
            <text:p>09/01/2023</text:p>
          </table:table-cell>
          <table:table-cell office:value-type="string">
            <text:p>14:50:42</text:p>
          </table:table-cell>
          <table:table-cell office:value-type="string">
            <text:p>00 - Revisión Automática</text:p>
          </table:table-cell>
          <table:table-cell office:value-type="string">
            <text:p>PÉREZ apel2 NUÑEZ</text:p>
          </table:table-cell>
          <table:table-cell office:value-type="string">
            <text:p>11338334R</text:p>
          </table:table-cell>
          <table:table-cell office:value-type="string">
            <text:p>ACCES nomeVia Nº 1 Bloque: 2º Andar: 3ª Porta: 4</text:p>
          </table:table-cell>
          <table:table-cell office:value-type="string">
            <text:p>15701</text:p>
          </table:table-cell>
          <table:table-cell office:value-type="string">
            <text:p>parroquia</text:p>
          </table:table-cell>
          <table:table-cell office:value-type="string">
            <text:p>lugar</text:p>
          </table:table-cell>
          <table:table-cell office:value-type="string">
            <text:p>Coruña, A</text:p>
          </table:table-cell>
          <table:table-cell office:value-type="string">
            <text:p>Santiago de Compostela</text:p>
          </table:table-cell>
          <table:table-cell office:value-type="string">
            <text:p>localidade</text:p>
          </table:table-cell>
          <table:table-cell table:formula="= SUBSTITUTE(&quot;Alberto&quot; &amp; CHAR(32) &amp; &quot;Gago&quot; &amp; CHAR(32) &amp; &quot;Miguez&quot;;&quot;null&quot;;&quot;&quot;)" office:value-type="string">
            <text:p>= SUSTITUIR("Alberto" &amp; CARACTER(32) &amp; "Gago" &amp; CARACTER(32) &amp; "Miguez";"null";"")</text:p>
          </table:table-cell>
          <table:table-cell office:value-type="string">
            <text:p>49403525P</text:p>
          </table:table-cell>
          <table:table-cell office:value-type="string">
            <text:p>666777888</text:p>
          </table:table-cell>
          <table:table-cell office:value-type="string">
            <text:p>correoNotif@correoNotif.com</text:p>
          </table:table-cell>
          <table:table-cell office:value-type="string">
            <text:p>sin seleccion</text:p>
          </table:table-cell>
          <table:table-cell office:value-type="string">
            <text:p>sin seleccion</text:p>
          </table:table-cell>
        </table:table-row>
        <table:table-row>
          <table:table-cell office:value-type="string">
            <text:p>TR890A-2023-00000002-00</text:p>
          </table:table-cell>
          <table:table-cell office:value-type="string">
            <text:p>18/01/2023</text:p>
          </table:table-cell>
          <table:table-cell office:value-type="string">
            <text:p>10:33:12</text:p>
          </table:table-cell>
          <table:table-cell office:value-type="string">
            <text:p>00 - Revisión Automática</text:p>
          </table:table-cell>
          <table:table-cell office:value-type="string">
            <text:p>apel1 apel2 proba4</text:p>
          </table:table-cell>
          <table:table-cell office:value-type="string">
            <text:p>11338334R</text:p>
          </table:table-cell>
          <table:table-cell office:value-type="string">
            <text:p>ALDEA nomeVia Nº 1 Bloque: 2 Andar: 3 Porta: 4</text:p>
          </table:table-cell>
          <table:table-cell office:value-type="string">
            <text:p>15701</text:p>
          </table:table-cell>
          <table:table-cell office:value-type="string">
            <text:p>parroquia</text:p>
          </table:table-cell>
          <table:table-cell office:value-type="string">
            <text:p>lugar</text:p>
          </table:table-cell>
          <table:table-cell office:value-type="string">
            <text:p>Coruña, A</text:p>
          </table:table-cell>
          <table:table-cell office:value-type="string">
            <text:p>Santiago de Compostela</text:p>
          </table:table-cell>
          <table:table-cell office:value-type="string">
            <text:p>localidade</text:p>
          </table:table-cell>
          <table:table-cell table:formula="= SUBSTITUTE(&quot;Alberto&quot; &amp; CHAR(32) &amp; &quot;Gago&quot; &amp; CHAR(32) &amp; &quot;Miguez&quot;;&quot;null&quot;;&quot;&quot;)" office:value-type="string">
            <text:p>= SUSTITUIR("Alberto" &amp; CARACTER(32) &amp; "Gago" &amp; CARACTER(32) &amp; "Miguez";"null";"")</text:p>
          </table:table-cell>
          <table:table-cell office:value-type="string">
            <text:p>49403525P</text:p>
          </table:table-cell>
          <table:table-cell office:value-type="string">
            <text:p>666777888</text:p>
          </table:table-cell>
          <table:table-cell office:value-type="string">
            <text:p>correoNotif@correoNotif.com</text:p>
          </table:table-cell>
          <table:table-cell office:value-type="string">
            <text:p>sin seleccion</text:p>
          </table:table-cell>
          <table:table-cell office:value-type="string">
            <text:p>sin seleccion</text:p>
          </table:table-cell>
        </table:table-row>
        <table:table-row>
          <table:table-cell office:value-type="string">
            <text:p>TR890A-2023-00000003-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 - Revisión Automátic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ull Nº Bloque: Andar: Porta: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= SUBSTITUTE(&quot;null&quot; &amp; CHAR(32) &amp; &quot;null&quot; &amp; CHAR(32) &amp; &quot;null&quot;;&quot;null&quot;;&quot;&quot;)" office:value-type="string">
            <text:p>= SUSTITUIR("null" &amp; CARACTER(32) &amp; "null" &amp; CARACTER(32) &amp; "null";"null";""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in seleccion</text:p>
          </table:table-cell>
          <table:table-cell office:value-type="string">
            <text:p>sin seleccion</text:p>
          </table:table-cell>
        </table:table-row>
        <table:table-row>
          <table:table-cell office:value-type="string">
            <text:p>TR890A-2023-00000004-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 - Revisión Automática</text:p>
          </table:table-cell>
          <table:table-cell office:value-type="string">
            <text:p>García Fernández Daniel</text:p>
          </table:table-cell>
          <table:table-cell office:value-type="string">
            <text:p>Y0273614C</text:p>
          </table:table-cell>
          <table:table-cell office:value-type="string">
            <text:p>CALLE Agro do Medio Nº 5 Bloque: Andar: Porta:</text:p>
          </table:table-cell>
          <table:table-cell office:value-type="string">
            <text:p>15220</text:p>
          </table:table-cell>
          <table:table-cell office:value-type="string">
            <text:p>Ortoño</text:p>
          </table:table-cell>
          <table:table-cell office:value-type="string">
            <text:p/>
          </table:table-cell>
          <table:table-cell office:value-type="string">
            <text:p>Coruña, A</text:p>
          </table:table-cell>
          <table:table-cell office:value-type="string">
            <text:p>Ames</text:p>
          </table:table-cell>
          <table:table-cell office:value-type="string">
            <text:p>Bertamirans</text:p>
          </table:table-cell>
          <table:table-cell table:formula="= SUBSTITUTE(&quot;null&quot; &amp; CHAR(32) &amp; &quot;null&quot; &amp; CHAR(32) &amp; &quot;null&quot;;&quot;null&quot;;&quot;&quot;)" office:value-type="string">
            <text:p>= SUSTITUIR("null" &amp; CARACTER(32) &amp; "null" &amp; CARACTER(32) &amp; "null";"null";""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in seleccion</text:p>
          </table:table-cell>
          <table:table-cell office:value-type="string">
            <text:p>sin seleccio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style="urn:oasis:names:tc:opendocument:xmlns:style:1.0" xmlns:xlink="http://www.w3.org/1999/xlink" xmlns:config="urn:oasis:names:tc:opendocument:xmlns:config:1.0" xmlns:fo="urn:oasis:names:tc:opendocument:xmlns:xsl-fo-compatible:1.0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style="urn:oasis:names:tc:opendocument:xmlns:style:1.0" xmlns:xlink="http://www.w3.org/1999/xlink" xmlns:config="urn:oasis:names:tc:opendocument:xmlns:config:1.0" xmlns:fo="urn:oasis:names:tc:opendocument:xmlns:xsl-fo-compatible:1.0" office:version="1.2">
  <office:meta>
    <meta:generator>jOpenDocument/1.3</meta:generator>
  </office:meta>
</office:document-meta>
</file>